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group-anagrams/" text:style-name="Internet_20_link" text:visited-style-name="Visited_20_Internet_20_Link"><text:span text:style-name="T1">49. Group Anagrams</text:span></text:a></text:p>
      <text:p text:style-name="P3">Medium</text:p>
      <text:p text:style-name="P3"/>
      <text:p text:style-name="P4"><text:span text:style-name="T1">Given an array of strings </text:span><text:span text:style-name="Source_20_Text"><text:span text:style-name="T2">strs</text:span></text:span><text:span text:style-name="T1">, group </text:span><text:span text:style-name="Strong_20_Emphasis"><text:span text:style-name="T1">the anagrams</text:span></text:span><text:span text:style-name="T1"> together. You can return the answer in </text:span><text:span text:style-name="Strong_20_Emphasis"><text:span text:style-name="T1">any order</text:span></text:span><text:span text:style-name="T1">.</text:span></text:p>
      <text:p text:style-name="P4"><text:span text:style-name="T1">An </text:span><text:span text:style-name="Strong_20_Emphasis"><text:span text:style-name="T1">Anagram</text:span></text:span><text:span text:style-name="T1"> is a word or phrase formed by rearranging the letters of a different word or phrase, typically using all the original letters exactly once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trs = ["eat","tea","tan","ate","nat","bat"]</text:span></text:p>
      <text:p text:style-name="P1"><text:span text:style-name="Strong_20_Emphasis"><text:span text:style-name="T1">Output:</text:span></text:span><text:span text:style-name="T1"> [["bat"],["nat","tan"],["ate","eat","tea"]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trs = [""]</text:span></text:p>
      <text:p text:style-name="P1"><text:span text:style-name="Strong_20_Emphasis"><text:span text:style-name="T1">Output:</text:span></text:span><text:span text:style-name="T1"> [[""]]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trs = ["a"]</text:span></text:p>
      <text:p text:style-name="P1"><text:span text:style-name="Strong_20_Emphasis"><text:span text:style-name="T1">Output:</text:span></text:span><text:span text:style-name="T1"> [["a"]]</text:span></text:p>
      <text:p text:style-name="P5"> </text:p>
      <text:p text:style-name="P4"><text:span text:style-name="Strong_20_Emphasis"><text:span text:style-name="T1">Constraints:</text:span></text:span></text:p>
      <text:list xml:id="list20349221" text:style-name="L1">
        <text:list-item>
          <text:p text:style-name="P6"><text:span text:style-name="Source_20_Text"><text:span text:style-name="T2">1 &lt;= strs.length &lt;= 10</text:span></text:span><text:span text:style-name="Source_20_Text"><text:span text:style-name="T1">4</text:span></text:span></text:p>
        </text:list-item>
        <text:list-item>
          <text:p text:style-name="P6"><text:span text:style-name="Source_20_Text"><text:span text:style-name="T2">0 &lt;= strs[i].length &lt;= 100</text:span></text:span></text:p>
        </text:list-item>
        <text:list-item>
          <text:p text:style-name="P7"><text:span text:style-name="Source_20_Text"><text:span text:style-name="T2">strs[i]</text:span></text:span><text:span text:style-name="T1"> consists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6T17:36:32.765000000</dc:date>
    <meta:editing-duration>PT7S</meta:editing-duration>
    <meta:editing-cycles>1</meta:editing-cycles>
    <meta:document-statistic meta:table-count="0" meta:image-count="0" meta:object-count="0" meta:page-count="1" meta:paragraph-count="19" meta:word-count="92" meta:character-count="584" meta:non-whitespace-character-count="510"/>
    <meta:generator>LibreOffice/7.2.2.2$Windows_X86_64 LibreOffice_project/02b2acce88a210515b4a5bb2e46cbfb63fe97d56</meta:generator>
  </office:meta>
</office:document-meta>
</file>